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DiskCacheFactory.setupTABLE( Connection cConn , String tab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HSQLDiskCacheFactory.createCache( AuxiliaryCacheAttributes rawAttr , ICompositeCacheManager arg1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SQLDiskCacheFactory.setupDatabase( JDBCDiskCache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HSQLDisk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DiskCacheFactory.setName( String nam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